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5"/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1"/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05316666666667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olu_grad_2ndd" table:style-name="ta1">
        <table:shapes>
          <draw:frame draw:z-index="1" draw:id="id0" draw:style-name="a0" draw:name="Chart 1" svg:x="10.10514in" svg:y="0.16222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Surface</text:p>
          </table:table-cell>
          <table:table-cell table:style-name="ce2"/>
          <table:table-cell office:value-type="string" table:style-name="ce1">
            <text:p>0</text:p>
          </table:table-cell>
          <table:table-cell office:value-type="string" table:number-columns-spanned="2" table:number-rows-spanned="1" table:style-name="ce8">
            <text:p>0</text:p>
          </table:table-cell>
          <table:covered-table-cell/>
          <table:table-cell table:style-name="ce1"/>
          <table:table-cell office:value-type="string" table:style-name="ce1">
            <text:p>0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n_nodes</text:p>
          </table:table-cell>
          <table:table-cell office:value-type="string" table:style-name="ce1">
            <text:p>RT1/P1disc</text:p>
          </table:table-cell>
          <table:table-cell office:value-type="string" table:style-name="ce1">
            <text:p>RT2/P2disc</text:p>
          </table:table-cell>
          <table:table-cell office:value-type="string" table:style-name="ce1">
            <text:p>RT3/P3disc</text:p>
          </table:table-cell>
          <table:table-cell office:value-type="string" table:style-name="ce1">
            <text:p>RT4/P4disc</text:p>
          </table:table-cell>
          <table:table-cell office:value-type="string" table:style-name="ce1">
            <text:p>RT5/P5disc</text:p>
          </table:table-cell>
          <table:table-cell office:value-type="string" table:style-name="ce1">
            <text:p>RT6/P6disc</text:p>
          </table:table-cell>
          <table:table-cell office:value-type="string" table:style-name="ce1">
            <text:p>RT7/P7disc</text:p>
          </table:table-cell>
          <table:table-cell office:value-type="string" table:style-name="ce1">
            <text:p>RT8/P8disc</text:p>
          </table:table-cell>
          <table:table-cell office:value-type="string" table:style-name="ce1">
            <text:p>RT9/P9dis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formula="of:=(2^[.A3]+1)^2" table:style-name="ce4">
            <text:p>9.00E+00</text:p>
          </table:table-cell>
          <table:table-cell office:value-type="float" office:value="2.1169E-2" table:style-name="ce4">
            <text:p>2.12E-02</text:p>
          </table:table-cell>
          <table:table-cell office:value-type="float" office:value="1.5891799999999999E-3" table:style-name="ce5">
            <text:p>1.59E-003</text:p>
          </table:table-cell>
          <table:table-cell office:value-type="float" office:value="1.6522600000000001E-4" table:style-name="ce5">
            <text:p>1.65E-004</text:p>
          </table:table-cell>
          <table:table-cell office:value-type="float" office:value="1.2459100000000001E-5" table:style-name="ce5">
            <text:p>1.25E-005</text:p>
          </table:table-cell>
          <table:table-cell office:value-type="float" office:value="7.2049300000000004E-7" table:style-name="ce5">
            <text:p>7.20E-007</text:p>
          </table:table-cell>
          <table:table-cell office:value-type="float" office:value="5.9804900000000006E-8" table:style-name="ce5">
            <text:p>5.98E-008</text:p>
          </table:table-cell>
          <table:table-cell office:value-type="float" office:value="2.28164E-9" table:style-name="ce5">
            <text:p>2.28E-009</text:p>
          </table:table-cell>
          <table:table-cell office:value-type="float" office:value="2.2671099999999999E-10" table:style-name="ce5">
            <text:p>2.27E-010</text:p>
          </table:table-cell>
          <table:table-cell office:value-type="float" office:value="6.0646900000000001E-12" table:style-name="ce5">
            <text:p>6.06E-01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formula="of:=(2^[.A4]+1)^2" table:style-name="ce4">
            <text:p>2.50E+01</text:p>
          </table:table-cell>
          <table:table-cell office:value-type="float" office:value="5.3157200000000003E-3" table:style-name="ce4">
            <text:p>5.32E-03</text:p>
          </table:table-cell>
          <table:table-cell office:value-type="float" office:value="2.0550000000000001E-4" table:style-name="ce5">
            <text:p>2.06E-004</text:p>
          </table:table-cell>
          <table:table-cell office:value-type="float" office:value="1.05876E-5" table:style-name="ce5">
            <text:p>1.06E-005</text:p>
          </table:table-cell>
          <table:table-cell office:value-type="float" office:value="3.8475800000000001E-7" table:style-name="ce5">
            <text:p>3.85E-007</text:p>
          </table:table-cell>
          <table:table-cell office:value-type="float" office:value="1.23433E-8" table:style-name="ce5">
            <text:p>1.23E-008</text:p>
          </table:table-cell>
          <table:table-cell office:value-type="float" office:value="4.4060999999999999E-10" table:style-name="ce5">
            <text:p>4.41E-010</text:p>
          </table:table-cell>
          <table:table-cell office:value-type="float" office:value="1.1078399999999999E-11" table:style-name="ce5">
            <text:p>1.11E-011</text:p>
          </table:table-cell>
          <table:table-cell office:value-type="float" office:value="3.9838099999999999E-13" table:style-name="ce5">
            <text:p>3.98E-013</text:p>
          </table:table-cell>
          <table:table-cell office:value-type="float" office:value="9.9295999999999995E-15" table:style-name="ce5">
            <text:p>9.93E-015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formula="of:=(2^[.A5]+1)^2" table:style-name="ce4">
            <text:p>8.10E+01</text:p>
          </table:table-cell>
          <table:table-cell office:value-type="float" office:value="1.3308599999999999E-3" table:style-name="ce4">
            <text:p>1.33E-03</text:p>
          </table:table-cell>
          <table:table-cell office:value-type="float" office:value="2.5913899999999999E-5" table:style-name="ce5">
            <text:p>2.59E-005</text:p>
          </table:table-cell>
          <table:table-cell office:value-type="float" office:value="6.6481800000000004E-7" table:style-name="ce5">
            <text:p>6.65E-007</text:p>
          </table:table-cell>
          <table:table-cell office:value-type="float" office:value="1.20376E-8" table:style-name="ce5">
            <text:p>1.20E-008</text:p>
          </table:table-cell>
          <table:table-cell office:value-type="float" office:value="1.9533300000000001E-10" table:style-name="ce5">
            <text:p>1.95E-010</text:p>
          </table:table-cell>
          <table:table-cell office:value-type="float" office:value="3.4251199999999998E-12" table:style-name="ce5">
            <text:p>3.43E-012</text:p>
          </table:table-cell>
          <table:table-cell office:value-type="float" office:value="4.4360100000000001E-14" table:style-name="ce5">
            <text:p>4.44E-014</text:p>
          </table:table-cell>
          <table:table-cell office:value-type="float" office:value="7.03894E-15" table:style-name="ce5">
            <text:p>7.04E-015</text:p>
          </table:table-cell>
          <table:table-cell office:value-type="float" office:value="4.5947999999999996E-15" table:style-name="ce5">
            <text:p>4.59E-01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9" table:formula="of:=(2^[.A6]+1)^2" table:style-name="ce4">
            <text:p>2.89E+02</text:p>
          </table:table-cell>
          <table:table-cell office:value-type="float" office:value="3.3284200000000002E-4" table:style-name="ce4">
            <text:p>3.33E-04</text:p>
          </table:table-cell>
          <table:table-cell office:value-type="float" office:value="3.2463300000000001E-6" table:style-name="ce5">
            <text:p>3.25E-006</text:p>
          </table:table-cell>
          <table:table-cell office:value-type="float" office:value="4.1597800000000002E-8" table:style-name="ce5">
            <text:p>4.16E-008</text:p>
          </table:table-cell>
          <table:table-cell office:value-type="float" office:value="3.7633400000000002E-10" table:style-name="ce5">
            <text:p>3.76E-010</text:p>
          </table:table-cell>
          <table:table-cell office:value-type="float" office:value="3.0611500000000001E-12" table:style-name="ce5">
            <text:p>3.06E-012</text:p>
          </table:table-cell>
          <table:table-cell office:value-type="float" office:value="2.7220100000000001E-14" table:style-name="ce5">
            <text:p>2.72E-014</text:p>
          </table:table-cell>
          <table:table-cell office:value-type="float" office:value="4.8643100000000003E-15" table:style-name="ce5">
            <text:p>4.86E-015</text:p>
          </table:table-cell>
          <table:table-cell office:value-type="float" office:value="1.31526E-14" table:style-name="ce5">
            <text:p>1.32E-014</text:p>
          </table:table-cell>
          <table:table-cell office:value-type="float" office:value="7.9209400000000005E-15" table:style-name="ce5">
            <text:p>7.92E-015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89" table:formula="of:=(2^[.A7]+1)^2" table:style-name="ce4">
            <text:p>1.09E+03</text:p>
          </table:table-cell>
          <table:table-cell office:value-type="float" office:value="8.3218800000000004E-5" table:style-name="ce4">
            <text:p>8.32E-05</text:p>
          </table:table-cell>
          <table:table-cell office:value-type="float" office:value="4.06013E-7" table:style-name="ce5">
            <text:p>4.06E-007</text:p>
          </table:table-cell>
          <table:table-cell office:value-type="float" office:value="2.60059E-9" table:style-name="ce5">
            <text:p>2.60E-009</text:p>
          </table:table-cell>
          <table:table-cell office:value-type="float" office:value="1.1761700000000001E-11" table:style-name="ce5">
            <text:p>1.18E-011</text:p>
          </table:table-cell>
          <table:table-cell office:value-type="float" office:value="4.7908299999999998E-14" table:style-name="ce5">
            <text:p>4.79E-014</text:p>
          </table:table-cell>
          <table:table-cell office:value-type="float" office:value="9.9642999999999998E-15" table:style-name="ce5">
            <text:p>9.96E-015</text:p>
          </table:table-cell>
          <table:table-cell office:value-type="float" office:value="9.6969999999999996E-15" table:style-name="ce5">
            <text:p>9.70E-015</text:p>
          </table:table-cell>
          <table:table-cell office:value-type="float" office:value="2.6055699999999999E-14" table:style-name="ce5">
            <text:p>2.61E-014</text:p>
          </table:table-cell>
          <table:table-cell office:value-type="float" office:value="1.5046199999999999E-14" table:style-name="ce5">
            <text:p>1.50E-014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25" table:formula="of:=(2^[.A8]+1)^2" table:style-name="ce4">
            <text:p>4.23E+03</text:p>
          </table:table-cell>
          <table:table-cell office:value-type="float" office:value="2.0805199999999999E-5" table:style-name="ce4">
            <text:p>2.08E-05</text:p>
          </table:table-cell>
          <table:table-cell office:value-type="float" office:value="5.0758499999999998E-8" table:style-name="ce5">
            <text:p>5.08E-008</text:p>
          </table:table-cell>
          <table:table-cell office:value-type="float" office:value="1.6254800000000001E-10" table:style-name="ce5">
            <text:p>1.63E-010</text:p>
          </table:table-cell>
          <table:table-cell office:value-type="float" office:value="3.6760400000000001E-13" table:style-name="ce5">
            <text:p>3.68E-013</text:p>
          </table:table-cell>
          <table:table-cell office:value-type="float" office:value="1.4084899999999999E-15" table:style-name="ce5">
            <text:p>1.41E-015</text:p>
          </table:table-cell>
          <table:table-cell office:value-type="float" office:value="1.9793500000000001E-14" table:style-name="ce4">
            <text:p>1.98E-14</text:p>
          </table:table-cell>
          <table:table-cell office:value-type="float" office:value="1.9522000000000001E-14" table:style-name="ce4">
            <text:p>1.95E-14</text:p>
          </table:table-cell>
          <table:table-cell office:value-type="float" office:value="5.1821899999999999E-14" table:style-name="ce5">
            <text:p>5.18E-014</text:p>
          </table:table-cell>
          <table:table-cell office:value-type="float" office:value="2.9090300000000002E-14" table:style-name="ce5">
            <text:p>2.91E-014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641" table:formula="of:=(2^[.A9]+1)^2" table:style-name="ce4">
            <text:p>1.66E+04</text:p>
          </table:table-cell>
          <table:table-cell office:value-type="float" office:value="5.2013300000000001E-6" table:style-name="ce4">
            <text:p>5.20E-06</text:p>
          </table:table-cell>
          <table:table-cell office:value-type="float" office:value="6.3450300000000004E-9" table:style-name="ce5">
            <text:p>6.35E-009</text:p>
          </table:table-cell>
          <table:table-cell office:value-type="float" office:value="1.01593E-11" table:style-name="ce5">
            <text:p>1.02E-011</text:p>
          </table:table-cell>
          <table:table-cell office:value-type="float" office:value="1.55673E-14" table:style-name="ce5">
            <text:p>1.56E-014</text:p>
          </table:table-cell>
          <table:table-cell office:value-type="float" office:value="2.1098799999999999E-15" table:style-name="ce5">
            <text:p>2.11E-01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049" table:formula="of:=(2^[.A10]+1)^2" table:style-name="ce4">
            <text:p>6.60E+04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3169" table:formula="of:=(2^[.A11]+1)^2" table:style-name="ce4">
            <text:p>2.63E+05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50625" table:formula="of:=(2^[.A12]+1)^2" table:style-name="ce4">
            <text:p>1.05E+06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98401" table:formula="of:=(2^[.A13]+1)^2" table:style-name="ce4">
            <text:p>4.20E+06</text:p>
          </table:table-cell>
          <table:table-cell office:value-type="string" table:style-name="ce7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785409" table:formula="of:=(2^[.A14]+1)^2" table:style-name="ce4">
            <text:p>1.68E+07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125249" table:formula="of:=(2^[.A15]+1)^2" table:style-name="ce4">
            <text:p>6.71E+07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</text:p>
          </table:table-cell>
          <table:table-cell office:value-type="float" office:value="0" table:style-name="ce4">
            <text:p>0.00E+00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string" table:style-name="ce6">
            <text:p>0</text:p>
          </table:table-cell>
          <table:table-cell office:value-type="float" office:value="0" table:style-name="ce4">
            <text:p>0.00E+0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Gradient</text:p>
          </table:table-cell>
          <table:table-cell table:style-name="ce2"/>
          <table:table-cell table:style-name="ce1"/>
          <table:table-cell table:number-columns-spanned="2" table:number-rows-spanned="1" table:style-name="ce9"/>
          <table:covered-table-cell/>
          <table:table-cell table:number-columns-repeated="3" table:style-name="ce1"/>
          <table:table-cell table:number-columns-spanned="2" table:number-rows-spanned="1" table:style-name="ce9"/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table:style-name="ce1"/>
          <table:table-cell office:value-type="string" table:style-name="ce1">
            <text:p>RT1/P1disc</text:p>
          </table:table-cell>
          <table:table-cell office:value-type="string" table:style-name="ce1">
            <text:p>RT2/P2disc</text:p>
          </table:table-cell>
          <table:table-cell office:value-type="string" table:style-name="ce1">
            <text:p>RT3/P3disc</text:p>
          </table:table-cell>
          <table:table-cell office:value-type="string" table:style-name="ce1">
            <text:p>RT4/P4disc</text:p>
          </table:table-cell>
          <table:table-cell office:value-type="string" table:style-name="ce1">
            <text:p>RT5/P5disc</text:p>
          </table:table-cell>
          <table:table-cell office:value-type="string" table:style-name="ce1">
            <text:p>RT6/P6disc</text:p>
          </table:table-cell>
          <table:table-cell office:value-type="string" table:style-name="ce1">
            <text:p>RT7/P7disc</text:p>
          </table:table-cell>
          <table:table-cell office:value-type="string" table:style-name="ce1">
            <text:p>RT8/P8disc</text:p>
          </table:table-cell>
          <table:table-cell office:value-type="string" table:style-name="ce1">
            <text:p>RT9/P9dis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formula="of:=(2^[.A21]+1)^2" table:style-name="ce4">
            <text:p>9.00E+00</text:p>
          </table:table-cell>
          <table:table-cell office:value-type="float" office:value="5.2151000000000003E-3" table:style-name="ce4">
            <text:p>5.22E-03</text:p>
          </table:table-cell>
          <table:table-cell office:value-type="float" office:value="4.2004999999999999E-4" table:style-name="ce5">
            <text:p>4.20E-004</text:p>
          </table:table-cell>
          <table:table-cell office:value-type="float" office:value="2.8731500000000001E-5" table:style-name="ce5">
            <text:p>2.87E-005</text:p>
          </table:table-cell>
          <table:table-cell office:value-type="float" office:value="2.9910299999999998E-6" table:style-name="ce5">
            <text:p>2.99E-006</text:p>
          </table:table-cell>
          <table:table-cell office:value-type="float" office:value="1.4242600000000001E-7" table:style-name="ce5">
            <text:p>1.42E-007</text:p>
          </table:table-cell>
          <table:table-cell office:value-type="float" office:value="1.6597400000000001E-8" table:style-name="ce5">
            <text:p>1.66E-008</text:p>
          </table:table-cell>
          <table:table-cell office:value-type="float" office:value="4.8814399999999996E-10" table:style-name="ce5">
            <text:p>4.88E-010</text:p>
          </table:table-cell>
          <table:table-cell office:value-type="float" office:value="6.1255900000000002E-11" table:style-name="ce5">
            <text:p>6.13E-011</text:p>
          </table:table-cell>
          <table:table-cell office:value-type="float" office:value="1.0970700000000001E-12" table:style-name="ce5">
            <text:p>1.10E-01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formula="of:=(2^[.A22]+1)^2" table:style-name="ce4">
            <text:p>2.50E+01</text:p>
          </table:table-cell>
          <table:table-cell office:value-type="float" office:value="6.6818200000000002E-4" table:style-name="ce4">
            <text:p>6.68E-04</text:p>
          </table:table-cell>
          <table:table-cell office:value-type="float" office:value="2.58926E-5" table:style-name="ce5">
            <text:p>2.59E-005</text:p>
          </table:table-cell>
          <table:table-cell office:value-type="float" office:value="9.8208799999999997E-7" table:style-name="ce5">
            <text:p>9.82E-007</text:p>
          </table:table-cell>
          <table:table-cell office:value-type="float" office:value="4.4108900000000003E-8" table:style-name="ce5">
            <text:p>4.41E-008</text:p>
          </table:table-cell>
          <table:table-cell office:value-type="float" office:value="1.38171E-9" table:style-name="ce5">
            <text:p>1.38E-009</text:p>
          </table:table-cell>
          <table:table-cell office:value-type="float" office:value="5.8394199999999999E-11" table:style-name="ce5">
            <text:p>5.84E-011</text:p>
          </table:table-cell>
          <table:table-cell office:value-type="float" office:value="1.44054E-12" table:style-name="ce5">
            <text:p>1.44E-012</text:p>
          </table:table-cell>
          <table:table-cell office:value-type="float" office:value="8.8958999999999997E-14" table:style-name="ce5">
            <text:p>8.90E-014</text:p>
          </table:table-cell>
          <table:table-cell office:value-type="float" office:value="9.2613600000000004E-14" table:style-name="ce5">
            <text:p>9.26E-0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formula="of:=(2^[.A23]+1)^2" table:style-name="ce4">
            <text:p>8.10E+01</text:p>
          </table:table-cell>
          <table:table-cell office:value-type="float" office:value="8.3902900000000006E-5" table:style-name="ce4">
            <text:p>8.39E-05</text:p>
          </table:table-cell>
          <table:table-cell office:value-type="float" office:value="1.6193399999999999E-6" table:style-name="ce5">
            <text:p>1.62E-006</text:p>
          </table:table-cell>
          <table:table-cell office:value-type="float" office:value="3.1070300000000003E-8" table:style-name="ce5">
            <text:p>3.11E-008</text:p>
          </table:table-cell>
          <table:table-cell office:value-type="float" office:value="6.8581499999999997E-10" table:style-name="ce5">
            <text:p>6.86E-010</text:p>
          </table:table-cell>
          <table:table-cell office:value-type="float" office:value="1.10326E-11" table:style-name="ce5">
            <text:p>1.10E-011</text:p>
          </table:table-cell>
          <table:table-cell office:value-type="float" office:value="2.3481699999999999E-13" table:style-name="ce5">
            <text:p>2.35E-013</text:p>
          </table:table-cell>
          <table:table-cell office:value-type="float" office:value="6.1861400000000001E-14" table:style-name="ce5">
            <text:p>6.19E-014</text:p>
          </table:table-cell>
          <table:table-cell office:value-type="float" office:value="1.2686600000000001E-13" table:style-name="ce5">
            <text:p>1.27E-013</text:p>
          </table:table-cell>
          <table:table-cell office:value-type="float" office:value="1.8494899999999999E-13" table:style-name="ce5">
            <text:p>1.85E-013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9" table:formula="of:=(2^[.A24]+1)^2" table:style-name="ce4">
            <text:p>2.89E+02</text:p>
          </table:table-cell>
          <table:table-cell office:value-type="float" office:value="1.04993E-5" table:style-name="ce4">
            <text:p>1.05E-05</text:p>
          </table:table-cell>
          <table:table-cell office:value-type="float" office:value="1.01238E-7" table:style-name="ce5">
            <text:p>1.01E-007</text:p>
          </table:table-cell>
          <table:table-cell office:value-type="float" office:value="9.7367400000000004E-10" table:style-name="ce5">
            <text:p>9.74E-010</text:p>
          </table:table-cell>
          <table:table-cell office:value-type="float" office:value="1.07057E-11" table:style-name="ce5">
            <text:p>1.07E-011</text:p>
          </table:table-cell>
          <table:table-cell office:value-type="float" office:value="1.5287599999999999E-13" table:style-name="ce5">
            <text:p>1.53E-013</text:p>
          </table:table-cell>
          <table:table-cell office:value-type="float" office:value="1.2115099999999999E-13" table:style-name="ce5">
            <text:p>1.21E-013</text:p>
          </table:table-cell>
          <table:table-cell office:value-type="float" office:value="1.2019300000000001E-13" table:style-name="ce5">
            <text:p>1.20E-013</text:p>
          </table:table-cell>
          <table:table-cell office:value-type="float" office:value="2.3981999999999998E-13" table:style-name="ce5">
            <text:p>2.40E-013</text:p>
          </table:table-cell>
          <table:table-cell office:value-type="float" office:value="3.6537899999999998E-13" table:style-name="ce5">
            <text:p>3.65E-013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89" table:formula="of:=(2^[.A25]+1)^2" table:style-name="ce4">
            <text:p>1.09E+03</text:p>
          </table:table-cell>
          <table:table-cell office:value-type="float" office:value="1.31277E-6" table:style-name="ce4">
            <text:p>1.31E-06</text:p>
          </table:table-cell>
          <table:table-cell office:value-type="float" office:value="6.3279099999999999E-9" table:style-name="ce5">
            <text:p>6.33E-009</text:p>
          </table:table-cell>
          <table:table-cell office:value-type="float" office:value="3.0448500000000002E-11" table:style-name="ce5">
            <text:p>3.04E-011</text:p>
          </table:table-cell>
          <table:table-cell office:value-type="float" office:value="1.90082E-13" table:style-name="ce5">
            <text:p>1.90E-013</text:p>
          </table:table-cell>
          <table:table-cell office:value-type="float" office:value="2.4547900000000001E-13" table:style-name="ce5">
            <text:p>2.45E-013</text:p>
          </table:table-cell>
          <table:table-cell office:value-type="float" office:value="2.4621900000000001E-13" table:style-name="ce5">
            <text:p>2.46E-013</text:p>
          </table:table-cell>
          <table:table-cell office:value-type="float" office:value="2.5497000000000002E-13" table:style-name="ce5">
            <text:p>2.55E-013</text:p>
          </table:table-cell>
          <table:table-cell office:value-type="float" office:value="4.6435100000000001E-13" table:style-name="ce5">
            <text:p>4.64E-013</text:p>
          </table:table-cell>
          <table:table-cell office:value-type="float" office:value="7.3599600000000001E-13" table:style-name="ce5">
            <text:p>7.36E-013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25" table:formula="of:=(2^[.A26]+1)^2" table:style-name="ce4">
            <text:p>4.23E+03</text:p>
          </table:table-cell>
          <table:table-cell office:value-type="float" office:value="1.64107E-7" table:style-name="ce4">
            <text:p>1.64E-07</text:p>
          </table:table-cell>
          <table:table-cell office:value-type="float" office:value="3.95502E-10" table:style-name="ce5">
            <text:p>3.96E-010</text:p>
          </table:table-cell>
          <table:table-cell office:value-type="float" office:value="9.6023600000000007E-13" table:style-name="ce5">
            <text:p>9.60E-013</text:p>
          </table:table-cell>
          <table:table-cell office:value-type="float" office:value="1.8218100000000001E-13" table:style-name="ce5">
            <text:p>1.82E-013</text:p>
          </table:table-cell>
          <table:table-cell office:value-type="float" office:value="5.04974E-13" table:style-name="ce5">
            <text:p>5.05E-013</text:p>
          </table:table-cell>
          <table:table-cell office:value-type="float" office:value="4.9049400000000005E-13" table:style-name="ce4">
            <text:p>4.90E-13</text:p>
          </table:table-cell>
          <table:table-cell office:value-type="float" office:value="5.0686599999999995E-13" table:style-name="ce4">
            <text:p>5.07E-13</text:p>
          </table:table-cell>
          <table:table-cell office:value-type="float" office:value="9.1215399999999999E-13" table:style-name="ce5">
            <text:p>9.12E-013</text:p>
          </table:table-cell>
          <table:table-cell office:value-type="float" office:value="1.4752E-12" table:style-name="ce5">
            <text:p>1.48E-012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641" table:formula="of:=(2^[.A27]+1)^2" table:style-name="ce4">
            <text:p>1.66E+04</text:p>
          </table:table-cell>
          <table:table-cell office:value-type="float" office:value="2.0513700000000001E-8" table:style-name="ce4">
            <text:p>2.05E-08</text:p>
          </table:table-cell>
          <table:table-cell office:value-type="float" office:value="2.4719399999999999E-11" table:style-name="ce5">
            <text:p>2.47E-011</text:p>
          </table:table-cell>
          <table:table-cell office:value-type="float" office:value="2.5809799999999999E-13" table:style-name="ce5">
            <text:p>2.58E-013</text:p>
          </table:table-cell>
          <table:table-cell office:value-type="float" office:value="3.5980699999999999E-13" table:style-name="ce5">
            <text:p>3.60E-013</text:p>
          </table:table-cell>
          <table:table-cell office:value-type="float" office:value="1.02827E-12" table:style-name="ce5">
            <text:p>1.03E-01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049" table:formula="of:=(2^[.A28]+1)^2" table:style-name="ce4">
            <text:p>6.60E+04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3169" table:formula="of:=(2^[.A29]+1)^2" table:style-name="ce4">
            <text:p>2.63E+05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50625" table:formula="of:=(2^[.A30]+1)^2" table:style-name="ce4">
            <text:p>1.05E+06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98401" table:formula="of:=(2^[.A31]+1)^2" table:style-name="ce4">
            <text:p>4.20E+06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785409" table:formula="of:=(2^[.A32]+1)^2" table:style-name="ce4">
            <text:p>1.68E+07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125249" table:formula="of:=(2^[.A33]+1)^2" table:style-name="ce4">
            <text:p>6.71E+07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</text:p>
          </table:table-cell>
          <table:table-cell table:style-name="ce1"/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econd derivative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table:style-name="ce1"/>
          <table:table-cell office:value-type="string" table:style-name="ce1">
            <text:p>RT1/P1disc</text:p>
          </table:table-cell>
          <table:table-cell office:value-type="string" table:style-name="ce1">
            <text:p>RT2/P2disc</text:p>
          </table:table-cell>
          <table:table-cell office:value-type="string" table:style-name="ce1">
            <text:p>RT3/P3disc</text:p>
          </table:table-cell>
          <table:table-cell office:value-type="string" table:style-name="ce1">
            <text:p>RT4/P4disc</text:p>
          </table:table-cell>
          <table:table-cell office:value-type="string" table:style-name="ce1">
            <text:p>RT5/P5disc</text:p>
          </table:table-cell>
          <table:table-cell office:value-type="string" table:style-name="ce1">
            <text:p>RT6/P6disc</text:p>
          </table:table-cell>
          <table:table-cell office:value-type="string" table:style-name="ce1">
            <text:p>RT7/P7disc</text:p>
          </table:table-cell>
          <table:table-cell office:value-type="string" table:style-name="ce1">
            <text:p>RT8/P8disc</text:p>
          </table:table-cell>
          <table:table-cell office:value-type="string" table:style-name="ce1">
            <text:p>RT9/P9dis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formula="of:=(2^[.A37]+1)^2" table:style-name="ce4">
            <text:p>9.00E+00</text:p>
          </table:table-cell>
          <table:table-cell office:value-type="float" office:value="0.108998" table:style-name="ce4">
            <text:p>1.09E-01</text:p>
          </table:table-cell>
          <table:table-cell office:value-type="float" office:value="1.50607E-2" table:style-name="ce5">
            <text:p>1.51E-002</text:p>
          </table:table-cell>
          <table:table-cell office:value-type="float" office:value="1.3996E-3" table:style-name="ce5">
            <text:p>1.40E-003</text:p>
          </table:table-cell>
          <table:table-cell office:value-type="float" office:value="1.6603500000000001E-4" table:style-name="ce5">
            <text:p>1.66E-004</text:p>
          </table:table-cell>
          <table:table-cell office:value-type="float" office:value="8.3693899999999992E-6" table:style-name="ce5">
            <text:p>8.37E-006</text:p>
          </table:table-cell>
          <table:table-cell office:value-type="float" office:value="1.0250999999999999E-6" table:style-name="ce5">
            <text:p>1.03E-006</text:p>
          </table:table-cell>
          <table:table-cell office:value-type="float" office:value="3.3088900000000001E-8" table:style-name="ce5">
            <text:p>3.31E-008</text:p>
          </table:table-cell>
          <table:table-cell office:value-type="float" office:value="4.7455999999999998E-9" table:style-name="ce5">
            <text:p>4.75E-009</text:p>
          </table:table-cell>
          <table:table-cell office:value-type="float" office:value="1.03172E-10" table:style-name="ce5">
            <text:p>1.03E-01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formula="of:=(2^[.A38]+1)^2" table:style-name="ce4">
            <text:p>2.50E+01</text:p>
          </table:table-cell>
          <table:table-cell office:value-type="float" office:value="2.81252E-2" table:style-name="ce4">
            <text:p>2.81E-02</text:p>
          </table:table-cell>
          <table:table-cell office:value-type="float" office:value="1.8774600000000001E-3" table:style-name="ce5">
            <text:p>1.88E-003</text:p>
          </table:table-cell>
          <table:table-cell office:value-type="float" office:value="9.6136099999999996E-5" table:style-name="ce5">
            <text:p>9.61E-005</text:p>
          </table:table-cell>
          <table:table-cell office:value-type="float" office:value="4.9189700000000003E-6" table:style-name="ce5">
            <text:p>4.92E-006</text:p>
          </table:table-cell>
          <table:table-cell office:value-type="float" office:value="1.6275900000000001E-7" table:style-name="ce5">
            <text:p>1.63E-007</text:p>
          </table:table-cell>
          <table:table-cell office:value-type="float" office:value="7.23506E-9" table:style-name="ce5">
            <text:p>7.24E-009</text:p>
          </table:table-cell>
          <table:table-cell office:value-type="float" office:value="1.9494100000000001E-10" table:style-name="ce5">
            <text:p>1.95E-010</text:p>
          </table:table-cell>
          <table:table-cell office:value-type="float" office:value="1.48915E-11" table:style-name="ce5">
            <text:p>1.49E-011</text:p>
          </table:table-cell>
          <table:table-cell office:value-type="float" office:value="2.52172E-11" table:style-name="ce5">
            <text:p>2.52E-011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formula="of:=(2^[.A39]+1)^2" table:style-name="ce4">
            <text:p>8.10E+01</text:p>
          </table:table-cell>
          <table:table-cell office:value-type="float" office:value="7.0785099999999997E-3" table:style-name="ce4">
            <text:p>7.08E-03</text:p>
          </table:table-cell>
          <table:table-cell office:value-type="float" office:value="2.3541100000000001E-4" table:style-name="ce5">
            <text:p>2.35E-004</text:p>
          </table:table-cell>
          <table:table-cell office:value-type="float" office:value="6.0916399999999997E-6" table:style-name="ce5">
            <text:p>6.09E-006</text:p>
          </table:table-cell>
          <table:table-cell office:value-type="float" office:value="1.5312799999999999E-7" table:style-name="ce5">
            <text:p>1.53E-007</text:p>
          </table:table-cell>
          <table:table-cell office:value-type="float" office:value="2.6010200000000002E-9" table:style-name="ce5">
            <text:p>2.60E-009</text:p>
          </table:table-cell>
          <table:table-cell office:value-type="float" office:value="5.8413100000000001E-11" table:style-name="ce5">
            <text:p>5.84E-011</text:p>
          </table:table-cell>
          <table:table-cell office:value-type="float" office:value="1.9870699999999999E-11" table:style-name="ce5">
            <text:p>1.99E-011</text:p>
          </table:table-cell>
          <table:table-cell office:value-type="float" office:value="4.19636E-11" table:style-name="ce5">
            <text:p>4.20E-011</text:p>
          </table:table-cell>
          <table:table-cell office:value-type="float" office:value="1.03171E-10" table:style-name="ce5">
            <text:p>1.03E-01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9" table:formula="of:=(2^[.A40]+1)^2" table:style-name="ce4">
            <text:p>2.89E+02</text:p>
          </table:table-cell>
          <table:table-cell office:value-type="float" office:value="1.77253E-3" table:style-name="ce4">
            <text:p>1.77E-03</text:p>
          </table:table-cell>
          <table:table-cell office:value-type="float" office:value="2.94527E-5" table:style-name="ce5">
            <text:p>2.95E-005</text:p>
          </table:table-cell>
          <table:table-cell office:value-type="float" office:value="3.8193599999999999E-7" table:style-name="ce5">
            <text:p>3.82E-007</text:p>
          </table:table-cell>
          <table:table-cell office:value-type="float" office:value="4.7820499999999996E-9" table:style-name="ce5">
            <text:p>4.78E-009</text:p>
          </table:table-cell>
          <table:table-cell office:value-type="float" office:value="7.3250299999999998E-11" table:style-name="ce5">
            <text:p>7.33E-011</text:p>
          </table:table-cell>
          <table:table-cell office:value-type="float" office:value="6.3324799999999999E-11" table:style-name="ce5">
            <text:p>6.33E-011</text:p>
          </table:table-cell>
          <table:table-cell office:value-type="float" office:value="7.6455699999999999E-11" table:style-name="ce5">
            <text:p>7.65E-011</text:p>
          </table:table-cell>
          <table:table-cell office:value-type="float" office:value="1.52944E-10" table:style-name="ce5">
            <text:p>1.53E-010</text:p>
          </table:table-cell>
          <table:table-cell office:value-type="float" office:value="4.1536E-10" table:style-name="ce5">
            <text:p>4.15E-01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89" table:formula="of:=(2^[.A41]+1)^2" table:style-name="ce4">
            <text:p>1.09E+03</text:p>
          </table:table-cell>
          <table:table-cell office:value-type="float" office:value="4.4331399999999999E-4" table:style-name="ce4">
            <text:p>4.43E-04</text:p>
          </table:table-cell>
          <table:table-cell office:value-type="float" office:value="3.6824300000000001E-6" table:style-name="ce5">
            <text:p>3.68E-006</text:p>
          </table:table-cell>
          <table:table-cell office:value-type="float" office:value="2.3889599999999999E-8" table:style-name="ce5">
            <text:p>2.39E-008</text:p>
          </table:table-cell>
          <table:table-cell office:value-type="float" office:value="1.5692699999999999E-10" table:style-name="ce5">
            <text:p>1.57E-010</text:p>
          </table:table-cell>
          <table:table-cell office:value-type="float" office:value="2.3624999999999999E-10" table:style-name="ce5">
            <text:p>2.36E-010</text:p>
          </table:table-cell>
          <table:table-cell office:value-type="float" office:value="2.6002E-10" table:style-name="ce5">
            <text:p>2.60E-010</text:p>
          </table:table-cell>
          <table:table-cell office:value-type="float" office:value="3.4338200000000002E-10" table:style-name="ce5">
            <text:p>3.43E-010</text:p>
          </table:table-cell>
          <table:table-cell office:value-type="float" office:value="5.8016200000000001E-10" table:style-name="ce5">
            <text:p>5.80E-010</text:p>
          </table:table-cell>
          <table:table-cell office:value-type="float" office:value="1.6859199999999999E-9" table:style-name="ce5">
            <text:p>1.69E-009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25" table:formula="of:=(2^[.A42]+1)^2" table:style-name="ce4">
            <text:p>4.23E+03</text:p>
          </table:table-cell>
          <table:table-cell office:value-type="float" office:value="1.1084E-4" table:style-name="ce4">
            <text:p>1.11E-04</text:p>
          </table:table-cell>
          <table:table-cell office:value-type="float" office:value="4.6033100000000002E-7" table:style-name="ce5">
            <text:p>4.60E-007</text:p>
          </table:table-cell>
          <table:table-cell office:value-type="float" office:value="1.49679E-9" table:style-name="ce5">
            <text:p>1.50E-009</text:p>
          </table:table-cell>
          <table:table-cell office:value-type="float" office:value="1.9084300000000001E-10" table:style-name="ce5">
            <text:p>1.91E-010</text:p>
          </table:table-cell>
          <table:table-cell office:value-type="float" office:value="9.7490200000000003E-10" table:style-name="ce5">
            <text:p>9.75E-010</text:p>
          </table:table-cell>
          <table:table-cell office:value-type="float" office:value="1.02933E-9" table:style-name="ce4">
            <text:p>1.03E-09</text:p>
          </table:table-cell>
          <table:table-cell office:value-type="float" office:value="1.35852E-9" table:style-name="ce4">
            <text:p>1.36E-09</text:p>
          </table:table-cell>
          <table:table-cell office:value-type="float" office:value="2.2798099999999998E-9" table:style-name="ce5">
            <text:p>2.28E-009</text:p>
          </table:table-cell>
          <table:table-cell office:value-type="float" office:value="6.7622900000000002E-9" table:style-name="ce5">
            <text:p>6.76E-009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641" table:formula="of:=(2^[.A43]+1)^2" table:style-name="ce4">
            <text:p>1.66E+04</text:p>
          </table:table-cell>
          <table:table-cell office:value-type="float" office:value="2.7710699999999999E-5" table:style-name="ce4">
            <text:p>2.77E-05</text:p>
          </table:table-cell>
          <table:table-cell office:value-type="float" office:value="5.7542199999999998E-8" table:style-name="ce5">
            <text:p>5.75E-008</text:p>
          </table:table-cell>
          <table:table-cell office:value-type="float" office:value="4.2812700000000003E-10" table:style-name="ce5">
            <text:p>4.28E-010</text:p>
          </table:table-cell>
          <table:table-cell office:value-type="float" office:value="7.5032499999999999E-10" table:style-name="ce5">
            <text:p>7.50E-010</text:p>
          </table:table-cell>
          <table:table-cell office:value-type="float" office:value="3.9500699999999998E-9" table:style-name="ce5">
            <text:p>3.95E-00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049" table:formula="of:=(2^[.A44]+1)^2" table:style-name="ce4">
            <text:p>6.60E+04</text:p>
          </table:table-cell>
          <table:table-cell office:value-type="string" table:style-name="ce4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3169" table:formula="of:=(2^[.A45]+1)^2" table:style-name="ce4">
            <text:p>2.63E+05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50625" table:formula="of:=(2^[.A46]+1)^2" table:style-name="ce4">
            <text:p>1.05E+06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98401" table:formula="of:=(2^[.A47]+1)^2" table:style-name="ce4">
            <text:p>4.20E+06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785409" table:formula="of:=(2^[.A48]+1)^2" table:style-name="ce4">
            <text:p>1.68E+07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125249" table:formula="of:=(2^[.A49]+1)^2" table:style-name="ce4">
            <text:p>6.71E+07</text:p>
          </table:table-cell>
          <table:table-cell office:value-type="string" table:style-name="ce7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quare root of surface and gradient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table:number-columns-repeated="5" table:style-name="ce1"/>
          <table:table-cell office:value-type="string" table:style-name="ce1">
            <text:p>RT5/P5disc</text:p>
          </table:table-cell>
          <table:table-cell office:value-type="string" table:style-name="ce1">
            <text:p>RT6/P6disc</text:p>
          </table:table-cell>
          <table:table-cell office:value-type="string" table:style-name="ce1">
            <text:p>RT7/P7disc</text:p>
          </table:table-cell>
          <table:table-cell office:value-type="string" table:style-name="ce1">
            <text:p>RT8/P8disc</text:p>
          </table:table-cell>
          <table:table-cell office:value-type="string" table:style-name="ce1">
            <text:p>RT9/P9dis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formula="of:=(2^[.A54]+1)^2" table:style-name="ce4">
            <text:p>9.00E+00</text:p>
          </table:table-cell>
          <table:table-cell table:number-columns-repeated="4" table:style-name="ce1"/>
          <table:table-cell office:value-type="float" office:value="7.3443538076879169E-7" table:formula="of:=SQRT([.G3]^2+[.G21]^2)" table:style-name="ce5">
            <text:p>7.34E-007</text:p>
          </table:table-cell>
          <table:table-cell office:value-type="float" office:value="6.2065286197438905E-8" table:formula="of:=SQRT([.H3]^2+[.H21]^2)" table:style-name="ce5">
            <text:p>6.21E-008</text:p>
          </table:table-cell>
          <table:table-cell office:value-type="float" office:value="2.3332735918310137E-9" table:formula="of:=SQRT([.I3]^2+[.I21]^2)" table:style-name="ce5">
            <text:p>2.33E-009</text:p>
          </table:table-cell>
          <table:table-cell office:value-type="float" office:value="2.3484071794688844E-10" table:formula="of:=SQRT([.J3]^2+[.J21]^2)" table:style-name="ce5">
            <text:p>2.35E-010</text:p>
          </table:table-cell>
          <table:table-cell office:value-type="float" office:value="6.1631183163233204E-12" table:formula="of:=SQRT([.K3]^2+[.K21]^2)" table:style-name="ce5">
            <text:p>6.16E-01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formula="of:=(2^[.A55]+1)^2" table:style-name="ce4">
            <text:p>2.50E+01</text:p>
          </table:table-cell>
          <table:table-cell table:number-columns-repeated="4" table:style-name="ce1"/>
          <table:table-cell office:value-type="float" office:value="1.2420393609467455E-8" table:formula="of:=SQRT([.G4]^2+[.G22]^2)" table:style-name="ce5">
            <text:p>1.24E-008</text:p>
          </table:table-cell>
          <table:table-cell office:value-type="float" office:value="4.4446265837935139E-10" table:formula="of:=SQRT([.H4]^2+[.H22]^2)" table:style-name="ce5">
            <text:p>4.44E-010</text:p>
          </table:table-cell>
          <table:table-cell office:value-type="float" office:value="1.117166514229638E-11" table:formula="of:=SQRT([.I4]^2+[.I22]^2)" table:style-name="ce5">
            <text:p>1.12E-011</text:p>
          </table:table-cell>
          <table:table-cell office:value-type="float" office:value="4.0819250953686056E-13" table:formula="of:=SQRT([.J4]^2+[.J22]^2)" table:style-name="ce5">
            <text:p>4.08E-013</text:p>
          </table:table-cell>
          <table:table-cell office:value-type="float" office:value="9.3144381801158573E-14" table:formula="of:=SQRT([.K4]^2+[.K22]^2)" table:style-name="ce5">
            <text:p>9.31E-0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formula="of:=(2^[.A56]+1)^2" table:style-name="ce4">
            <text:p>8.10E+01</text:p>
          </table:table-cell>
          <table:table-cell table:number-columns-repeated="4" table:style-name="ce1"/>
          <table:table-cell office:value-type="float" office:value="1.9564431796441214E-10" table:formula="of:=SQRT([.G5]^2+[.G23]^2)" table:style-name="ce5">
            <text:p>1.96E-010</text:p>
          </table:table-cell>
          <table:table-cell office:value-type="float" office:value="3.4331597745938068E-12" table:formula="of:=SQRT([.H5]^2+[.H23]^2)" table:style-name="ce5">
            <text:p>3.43E-012</text:p>
          </table:table-cell>
          <table:table-cell office:value-type="float" office:value="7.6122606904716558E-14" table:formula="of:=SQRT([.I5]^2+[.I23]^2)" table:style-name="ce5">
            <text:p>7.61E-014</text:p>
          </table:table-cell>
          <table:table-cell office:value-type="float" office:value="1.2706112163964082E-13" table:formula="of:=SQRT([.J5]^2+[.J23]^2)" table:style-name="ce5">
            <text:p>1.27E-013</text:p>
          </table:table-cell>
          <table:table-cell office:value-type="float" office:value="1.8500606689522374E-13" table:formula="of:=SQRT([.K5]^2+[.K23]^2)" table:style-name="ce5">
            <text:p>1.85E-013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9" table:formula="of:=(2^[.A57]+1)^2" table:style-name="ce4">
            <text:p>2.89E+02</text:p>
          </table:table-cell>
          <table:table-cell table:number-columns-repeated="4" table:style-name="ce1"/>
          <table:table-cell office:value-type="float" office:value="3.0649649906444285E-12" table:formula="of:=SQRT([.G6]^2+[.G24]^2)" table:style-name="ce5">
            <text:p>3.06E-012</text:p>
          </table:table-cell>
          <table:table-cell office:value-type="float" office:value="1.2417124725559454E-13" table:formula="of:=SQRT([.H6]^2+[.H24]^2)" table:style-name="ce5">
            <text:p>1.24E-013</text:p>
          </table:table-cell>
          <table:table-cell office:value-type="float" office:value="1.2029139105013335E-13" table:formula="of:=SQRT([.I6]^2+[.I24]^2)" table:style-name="ce5">
            <text:p>1.20E-013</text:p>
          </table:table-cell>
          <table:table-cell office:value-type="float" office:value="2.4018039738238425E-13" table:formula="of:=SQRT([.J6]^2+[.J24]^2)" table:style-name="ce5">
            <text:p>2.40E-013</text:p>
          </table:table-cell>
          <table:table-cell office:value-type="float" office:value="3.6546484773707524E-13" table:formula="of:=SQRT([.K6]^2+[.K24]^2)" table:style-name="ce5">
            <text:p>3.65E-013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89" table:formula="of:=(2^[.A58]+1)^2" table:style-name="ce4">
            <text:p>1.09E+03</text:p>
          </table:table-cell>
          <table:table-cell table:number-columns-repeated="4" table:style-name="ce1"/>
          <table:table-cell office:value-type="float" office:value="2.5011026498304704E-13" table:formula="of:=SQRT([.G7]^2+[.G25]^2)" table:style-name="ce5">
            <text:p>2.50E-013</text:p>
          </table:table-cell>
          <table:table-cell office:value-type="float" office:value="2.464205414235794E-13" table:formula="of:=SQRT([.H7]^2+[.H25]^2)" table:style-name="ce5">
            <text:p>2.46E-013</text:p>
          </table:table-cell>
          <table:table-cell office:value-type="float" office:value="2.5515433115861467E-13" table:formula="of:=SQRT([.I7]^2+[.I25]^2)" table:style-name="ce5">
            <text:p>2.55E-013</text:p>
          </table:table-cell>
          <table:table-cell office:value-type="float" office:value="4.6508144523673487E-13" table:formula="of:=SQRT([.J7]^2+[.J25]^2)" table:style-name="ce5">
            <text:p>4.65E-013</text:p>
          </table:table-cell>
          <table:table-cell office:value-type="float" office:value="7.3614978105711619E-13" table:formula="of:=SQRT([.K7]^2+[.K25]^2)" table:style-name="ce5">
            <text:p>7.36E-013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25" table:formula="of:=(2^[.A59]+1)^2" table:style-name="ce4">
            <text:p>4.23E+03</text:p>
          </table:table-cell>
          <table:table-cell table:number-columns-repeated="4" table:style-name="ce1"/>
          <table:table-cell office:value-type="float" office:value="5.0497596429937151E-13" table:formula="of:=SQRT([.G8]^2+[.G26]^2)" table:style-name="ce5">
            <text:p>5.05E-013</text:p>
          </table:table-cell>
          <table:table-cell office:value-type="float" office:value="4.908932131108048E-13" table:formula="of:=SQRT([.H8]^2+[.H26]^2)" table:style-name="ce5">
            <text:p>4.91E-013</text:p>
          </table:table-cell>
          <table:table-cell office:value-type="float" office:value="5.0724180667606638E-13" table:formula="of:=SQRT([.I8]^2+[.I26]^2)" table:style-name="ce5">
            <text:p>5.07E-013</text:p>
          </table:table-cell>
          <table:table-cell office:value-type="float" office:value="9.1362488420336385E-13" table:formula="of:=SQRT([.J8]^2+[.J26]^2)" table:style-name="ce5">
            <text:p>9.14E-013</text:p>
          </table:table-cell>
          <table:table-cell office:value-type="float" office:value="1.4754867961300399E-12" table:formula="of:=SQRT([.K8]^2+[.K26]^2)" table:style-name="ce5">
            <text:p>1.48E-012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641" table:formula="of:=(2^[.A60]+1)^2" table:style-name="ce4">
            <text:p>1.66E+04</text:p>
          </table:table-cell>
          <table:table-cell table:number-columns-repeated="4" table:style-name="ce1"/>
          <table:table-cell office:value-type="float" office:value="1.0282721646011889E-12" table:formula="of:=SQRT([.G9]^2+[.G27]^2)" table:style-name="ce5">
            <text:p>1.03E-012</text:p>
          </table:table-cell>
          <table:table-cell office:value-type="float" office:value="0" table:formula="of:=SQRT([.H9]^2+[.H27]^2)" table:style-name="ce5">
            <text:p>0.00E+000</text:p>
          </table:table-cell>
          <table:table-cell office:value-type="float" office:value="0" table:formula="of:=SQRT([.I9]^2+[.I27]^2)" table:style-name="ce5">
            <text:p>0.00E+000</text:p>
          </table:table-cell>
          <table:table-cell office:value-type="float" office:value="0" table:formula="of:=SQRT([.J9]^2+[.J27]^2)" table:style-name="ce5">
            <text:p>0.00E+000</text:p>
          </table:table-cell>
          <table:table-cell office:value-type="float" office:value="0" table:formula="of:=SQRT([.K9]^2+[.K27]^2)" table:style-name="ce5">
            <text:p>0.00E+00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049" table:formula="of:=(2^[.A61]+1)^2" table:style-name="ce4">
            <text:p>6.60E+04</text:p>
          </table:table-cell>
          <table:table-cell table:number-columns-repeated="4" table:style-name="ce1"/>
          <table:table-cell office:value-type="float" office:value="0" table:formula="of:=SQRT([.G10]^2+[.G28]^2)" table:style-name="ce5">
            <text:p>0.00E+000</text:p>
          </table:table-cell>
          <table:table-cell office:value-type="float" office:value="0" table:formula="of:=SQRT([.H10]^2+[.H28]^2)" table:style-name="ce5">
            <text:p>0.00E+000</text:p>
          </table:table-cell>
          <table:table-cell office:value-type="float" office:value="0" table:formula="of:=SQRT([.I10]^2+[.I28]^2)" table:style-name="ce5">
            <text:p>0.00E+000</text:p>
          </table:table-cell>
          <table:table-cell office:value-type="float" office:value="0" table:formula="of:=SQRT([.J10]^2+[.J28]^2)" table:style-name="ce5">
            <text:p>0.00E+000</text:p>
          </table:table-cell>
          <table:table-cell office:value-type="float" office:value="0" table:formula="of:=SQRT([.K10]^2+[.K28]^2)" table:style-name="ce5">
            <text:p>0.00E+00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3169" table:formula="of:=(2^[.A62]+1)^2" table:style-name="ce4">
            <text:p>2.63E+05</text:p>
          </table:table-cell>
          <table:table-cell table:number-columns-repeated="4" table:style-name="ce1"/>
          <table:table-cell office:value-type="float" office:value="0" table:formula="of:=SQRT([.G11]^2+[.G29]^2)" table:style-name="ce5">
            <text:p>0.00E+000</text:p>
          </table:table-cell>
          <table:table-cell office:value-type="float" office:value="0" table:formula="of:=SQRT([.H11]^2+[.H29]^2)" table:style-name="ce5">
            <text:p>0.00E+000</text:p>
          </table:table-cell>
          <table:table-cell office:value-type="float" office:value="0" table:formula="of:=SQRT([.I11]^2+[.I29]^2)" table:style-name="ce5">
            <text:p>0.00E+000</text:p>
          </table:table-cell>
          <table:table-cell office:value-type="float" office:value="0" table:formula="of:=SQRT([.J11]^2+[.J29]^2)" table:style-name="ce5">
            <text:p>0.00E+000</text:p>
          </table:table-cell>
          <table:table-cell office:value-type="float" office:value="0" table:formula="of:=SQRT([.K11]^2+[.K29]^2)" table:style-name="ce5">
            <text:p>0.00E+00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50625" table:formula="of:=(2^[.A63]+1)^2" table:style-name="ce4">
            <text:p>1.05E+06</text:p>
          </table:table-cell>
          <table:table-cell table:number-columns-repeated="4" table:style-name="ce1"/>
          <table:table-cell office:value-type="float" office:value="0" table:formula="of:=SQRT([.G12]^2+[.G30]^2)" table:style-name="ce5">
            <text:p>0.00E+000</text:p>
          </table:table-cell>
          <table:table-cell office:value-type="float" office:value="0" table:formula="of:=SQRT([.H12]^2+[.H30]^2)" table:style-name="ce5">
            <text:p>0.00E+000</text:p>
          </table:table-cell>
          <table:table-cell office:value-type="float" office:value="0" table:formula="of:=SQRT([.I12]^2+[.I30]^2)" table:style-name="ce5">
            <text:p>0.00E+000</text:p>
          </table:table-cell>
          <table:table-cell office:value-type="float" office:value="0" table:formula="of:=SQRT([.J12]^2+[.J30]^2)" table:style-name="ce5">
            <text:p>0.00E+000</text:p>
          </table:table-cell>
          <table:table-cell office:value-type="float" office:value="0" table:formula="of:=SQRT([.K12]^2+[.K30]^2)" table:style-name="ce5">
            <text:p>0.00E+000</text:p>
          </table:table-cell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8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8-05T13:06:40Z</dc:date>
    <meta:editing-cycles>256</meta:editing-cycles>
    <meta:editing-duration>PT93840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5">
      <number:scientific-number number:decimal-places="2" number:min-integer-digits="1" number:min-exponent-digits="2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15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5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olu_grad_2ndd.$C$2" chart:values-cell-range-address="solu_grad_2ndd.$C$3:.$C$15" chart:class="chart:scatter" chart:attached-axis="primary-y" chart:style-name="G0S0">
            <chart:domain table:cell-range-address="solu_grad_2ndd.$B$3:.$B$15"/>
            <chart:data-point chart:repeated="13"/>
          </chart:series>
          <chart:series chart:label-cell-address="solu_grad_2ndd.$D$2" chart:values-cell-range-address="solu_grad_2ndd.$D$3:.$D$15" chart:class="chart:scatter" chart:attached-axis="primary-y" chart:style-name="G0S1">
            <chart:domain table:cell-range-address="solu_grad_2ndd.$B$3:.$B$15"/>
            <chart:data-point chart:repeated="13"/>
          </chart:series>
          <chart:series chart:label-cell-address="solu_grad_2ndd.$E$2" chart:values-cell-range-address="solu_grad_2ndd.$E$3:.$E$15" chart:class="chart:scatter" chart:attached-axis="primary-y" chart:style-name="G0S2">
            <chart:domain table:cell-range-address="solu_grad_2ndd.$B$3:.$B$15"/>
            <chart:data-point chart:repeated="13"/>
          </chart:series>
          <chart:series chart:label-cell-address="solu_grad_2ndd.$F$2" chart:values-cell-range-address="solu_grad_2ndd.$F$3:.$F$15" chart:class="chart:scatter" chart:attached-axis="primary-y" chart:style-name="G0S3">
            <chart:domain table:cell-range-address="solu_grad_2ndd.$B$3:.$B$15"/>
            <chart:data-point chart:repeated="13"/>
          </chart:series>
          <chart:series chart:label-cell-address="solu_grad_2ndd.$G$2" chart:values-cell-range-address="solu_grad_2ndd.$G$3:.$G$15" chart:class="chart:scatter" chart:attached-axis="primary-y" chart:style-name="G0S4">
            <chart:domain table:cell-range-address="solu_grad_2ndd.$B$3:.$B$15"/>
            <chart:data-point chart:repeated="13"/>
          </chart:series>
          <chart:series chart:label-cell-address="solu_grad_2ndd.$H$2" chart:values-cell-range-address="solu_grad_2ndd.$H$3:.$H$15" chart:class="chart:scatter" chart:attached-axis="primary-y" chart:style-name="G0S5">
            <chart:domain table:cell-range-address="solu_grad_2ndd.$B$3:.$B$15"/>
            <chart:data-point chart:repeated="13"/>
          </chart:series>
          <chart:series chart:label-cell-address="solu_grad_2ndd.$I$2" chart:values-cell-range-address="solu_grad_2ndd.$I$3:.$I$15" chart:class="chart:scatter" chart:attached-axis="primary-y" chart:style-name="G0S6">
            <chart:domain table:cell-range-address="solu_grad_2ndd.$B$3:.$B$15"/>
            <chart:data-point chart:repeated="13"/>
          </chart:series>
          <chart:series chart:label-cell-address="solu_grad_2ndd.$J$2" chart:values-cell-range-address="solu_grad_2ndd.$J$3:.$J$15" chart:class="chart:scatter" chart:attached-axis="primary-y" chart:style-name="G0S7">
            <chart:domain table:cell-range-address="solu_grad_2ndd.$B$3:.$B$15"/>
            <chart:data-point chart:repeated="13"/>
          </chart:series>
          <chart:series chart:label-cell-address="solu_grad_2ndd.$K$2" chart:values-cell-range-address="solu_grad_2ndd.$K$3:.$K$15" chart:class="chart:scatter" chart:attached-axis="primary-y" chart:style-name="G0S8">
            <chart:domain table:cell-range-address="solu_grad_2ndd.$B$3:.$B$15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